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55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415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1.916cm"/>
    </style:style>
    <style:style style:name="co12" style:family="table-column">
      <style:table-column-properties fo:break-before="auto" style:column-width="6.525cm"/>
    </style:style>
    <style:style style:name="co13" style:family="table-column">
      <style:table-column-properties fo:break-before="auto" style:column-width="14.74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style:font-name="Arial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Ari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style:font-name-asian="Arial Unicode MS" style:font-name-complex="Arial Unicode M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9" style:family="table-cell" style:parent-style-name="Default">
      <style:text-properties style:font-name="Arial" style:font-name-asian="Arial Unicode MS" style:font-name-complex="Arial Unicode M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1"/>
        <table:table-column table:style-name="co9" table:default-cell-style-name="ce11"/>
        <table:table-column table:style-name="co8" table:default-cell-style-name="ce11"/>
        <table:table-column table:style-name="co10" table:default-cell-style-name="ce4"/>
        <table:table-column table:style-name="co2" table:default-cell-style-name="ce11"/>
        <table:table-column table:style-name="co2" table:default-cell-style-name="ce15"/>
        <table:table-column table:style-name="co11" table:default-cell-style-name="ce11"/>
        <table:table-column table:style-name="co12" table:default-cell-style-name="ce18"/>
        <table:table-column table:style-name="co13" table:default-cell-style-name="ce18"/>
        <table:table-column table:style-name="co2" table:number-columns-repeated="1009" table:default-cell-style-name="ce4"/>
        <table:table-row table:style-name="ro2">
          <table:table-cell table:style-name="ce1" office:value-type="string">
            <text:p>CI-Parameter</text:p>
          </table:table-cell>
          <table:table-cell table:style-name="ce2" table:number-columns-repeated="5"/>
          <table:table-cell table:style-name="ce9" table:number-columns-repeated="3"/>
          <table:table-cell table:style-name="ce2"/>
          <table:table-cell table:style-name="ce9"/>
          <table:table-cell table:style-name="ce14"/>
          <table:table-cell table:style-name="ce9"/>
          <table:table-cell table:style-name="ce1" table:number-columns-repeated="2"/>
          <table:table-cell table:style-name="ce2" table:number-columns-repeated="1009"/>
        </table:table-row>
        <table:table-row table:style-name="ro2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9" office:value-type="string">
            <text:p>request_byte</text:p>
          </table:table-cell>
          <table:table-cell table:style-name="ce9" office:value-type="string">
            <text:p>request_byte</text:p>
          </table:table-cell>
          <table:table-cell table:style-name="ce9" office:value-type="string">
            <text:p>request_byte</text:p>
          </table:table-cell>
          <table:table-cell table:style-name="ce2" office:value-type="string">
            <text:p>answer_bytes</text:p>
          </table:table-cell>
          <table:table-cell table:style-name="ce9" office:value-type="string">
            <text:p>data_pos</text:p>
          </table:table-cell>
          <table:table-cell table:style-name="ce14" office:value-type="string">
            <text:p>coding</text:p>
          </table:table-cell>
          <table:table-cell table:style-name="ce9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2">
          <table:table-cell table:style-name="ce3" office:value-type="string">
            <text:p>ge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B5</text:p>
          </table:table-cell>
          <table:table-cell table:style-name="ce3" office:value-type="float" office:value="9">
            <text:p>09</text:p>
          </table:table-cell>
          <table:table-cell table:style-name="ce3" office:value-type="float" office:value="3">
            <text:p>03</text:p>
          </table:table-cell>
          <table:table-cell table:style-name="ce10" office:value-type="string">
            <text:p>0D</text:p>
          </table:table-cell>
          <table:table-cell table:style-name="ce10" office:value-type="string">
            <text:p>29</text:p>
          </table:table-cell>
          <table:table-cell table:style-name="ce10" office:value-type="string">
            <text:p>00</text:p>
          </table:table-cell>
          <table:table-cell table:style-name="ce3" office:value-type="float" office:value="1">
            <text:p>01</text:p>
          </table:table-cell>
          <table:table-cell table:style-name="ce10" office:value-type="string">
            <text:p>1</text:p>
          </table:table-cell>
          <table:table-cell office:value-type="string">
            <text:p>integer</text:p>
          </table:table-cell>
          <table:table-cell table:style-name="ce10"/>
          <table:table-cell table:style-name="ce17" office:value-type="string">
            <text:p>Hydraulikschema</text:p>
          </table:table-cell>
          <table:table-cell table:style-name="ce17"/>
          <table:table-cell table:style-name="ce3" table:number-columns-repeated="1009"/>
        </table:table-row>
        <table:table-row table:style-name="ro2">
          <table:table-cell table:style-name="ce3" office:value-type="string">
            <text:p>ge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B5</text:p>
          </table:table-cell>
          <table:table-cell table:style-name="ce3" office:value-type="float" office:value="9">
            <text:p>09</text:p>
          </table:table-cell>
          <table:table-cell table:style-name="ce3" office:value-type="float" office:value="3">
            <text:p>03</text:p>
          </table:table-cell>
          <table:table-cell table:style-name="ce10" office:value-type="string">
            <text:p>0D</text:p>
          </table:table-cell>
          <table:table-cell table:style-name="ce10" office:value-type="string">
            <text:p>26</text:p>
          </table:table-cell>
          <table:table-cell table:style-name="ce10" office:value-type="string">
            <text:p>00</text:p>
          </table:table-cell>
          <table:table-cell table:style-name="ce3" office:value-type="float" office:value="1">
            <text:p>01</text:p>
          </table:table-cell>
          <table:table-cell table:style-name="ce10" office:value-type="string">
            <text:p>1</text:p>
          </table:table-cell>
          <table:table-cell office:value-type="string">
            <text:p>integer</text:p>
          </table:table-cell>
          <table:table-cell table:style-name="ce10"/>
          <table:table-cell table:style-name="ce17" office:value-type="string">
            <text:p>Sprachvariante</text:p>
          </table:table-cell>
          <table:table-cell table:style-name="ce17"/>
          <table:table-cell table:style-name="ce3"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3</text:p>
          </table:table-cell>
          <table:table-cell office:value-type="string">
            <text:p>00</text:p>
          </table:table-cell>
          <table:table-cell office:value-type="string">
            <text:p>0C</text:p>
          </table:table-cell>
          <table:table-cell/>
          <table:table-cell office:value-type="string">
            <text:p>?</text:p>
          </table:table-cell>
          <table:table-cell/>
          <table:table-cell office:value-type="string">
            <text:p>Ferienzeitraum 1 Start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2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Heizkreis-Solltemperatur Ferien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C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,3,4</text:p>
          </table:table-cell>
          <table:table-cell office:value-type="string">
            <text:p>integer</text:p>
          </table:table-cell>
          <table:table-cell/>
          <table:table-cell office:value-type="string">
            <text:p>Passwort Konfiguration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office:value-type="string">
            <text:p>HK_soll</text:p>
          </table:table-cell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kreis2-Solltemperatur</text:p>
          </table:table-cell>
          <table:table-cell table:style-name="ce17"/>
          <table:table-cell table:style-name="ce3" table:number-columns-repeated="1009"/>
        </table:table-row>
        <table:table-row table:style-name="ro2">
          <table:table-cell office:value-type="string">
            <text:p>get</text:p>
          </table:table-cell>
          <table:table-cell office:value-type="string">
            <text:p>HK_VL</text:p>
          </table:table-cell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2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float" office:value="1.2">
            <text:p>1,2</text:p>
          </table:table-cell>
          <table:table-cell office:value-type="string">
            <text:p>data2b</text:p>
          </table:table-cell>
          <table:table-cell/>
          <table:table-cell office:value-type="string">
            <text:p>Heizkreis2-Vorlauftemperatur</text:p>
          </table:table-cell>
          <table:table-cell table:style-name="ce17"/>
          <table:table-cell table:style-name="ce3"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D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zeit max. bei WW-Anforderung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4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 table:style-name="Default"/>
          <table:table-cell office:value-type="string">
            <text:p>WW-Zeit max. bei Heizanforderung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F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Temperaturüberhöhung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D</text:p>
          </table:table-cell>
          <table:table-cell office:value-type="string">
            <text:p>97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Vorabschaltzeit (Minuten)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E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Frostschutz-Verzögerung (Stunden)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Temperaturfehlererkennung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5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Pufferspeicher vorhanden</text:p>
          </table:table-cell>
          <table:table-cell table:style-name="Default" office:value-type="string">
            <text:p>0=Nein 1=Ja</text:p>
          </table:table-cell>
          <table:table-cell table:style-name="Default"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6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float" office:value="1.2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Mitternacht Übertragswert Energieertrag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7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aktueller Betriebsstatus</text:p>
          </table:table-cell>
          <table:table-cell office:value-type="string">
            <text:p>0=Aus 1=Heizen 2=WW 3=WW_waehrend_Heizen 4=WW_waehrend_Kuehlen</text:p>
          </table:table-cell>
          <table:table-cell table:number-columns-repeated="1009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anua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anuar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0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Februa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0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table:style-name="ce19" office:value-type="string">
            <text:p>Energie Februar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1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ärz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1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ärz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1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pril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1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pril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2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ai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2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Mai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Default"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2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ni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2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ni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3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li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3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Juli Vorjahr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3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ugust</text:p>
          </table:table-cell>
          <table:table-cell/>
          <table:table-cell table:style-name="ce2"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3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August Vorjah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4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Septembe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4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September Vorjah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4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Oktobe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4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Oktober Vorjah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5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Novembe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table:style-name="ce13" office:value-type="string">
            <text:p>5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November Vorjah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5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Dezembe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5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 Dezember Vorjahr</text:p>
          </table:table-cell>
          <table:table-cell table:number-columns-repeated="1010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table:style-name="ce6" office:value-type="string">
            <text:p>AMU Waermepumpe</text:p>
          </table:table-cell>
          <table:table-cell table:style-name="Default" table:number-columns-repeated="13"/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9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,3</text:p>
          </table:table-cell>
          <table:table-cell office:value-type="string">
            <text:p>?</text:p>
          </table:table-cell>
          <table:table-cell/>
          <table:table-cell office:value-type="string">
            <text:p>Datum</text:p>
          </table:table-cell>
          <table:table-cell office:value-type="string">
            <text:p>02.01.2013 = 02 01 0D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A</text:p>
          </table:table-cell>
          <table:table-cell office:value-type="float" office:value="0">
            <text:p>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Wochentag</text:p>
          </table:table-cell>
          <table:table-cell table:style-name="Default" office:value-type="string">
            <text:p>0=Mo. 1=Di. 2=Mi. …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8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,3</text:p>
          </table:table-cell>
          <table:table-cell office:value-type="string">
            <text:p>?</text:p>
          </table:table-cell>
          <table:table-cell/>
          <table:table-cell office:value-type="string">
            <text:p>Zeit</text:p>
          </table:table-cell>
          <table:table-cell office:value-type="string">
            <text:p>Sekunde, Minute, Stunde → 19:01:xx Uhr = xx,01,13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D0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Waermepumpenstatus</text:p>
          </table:table-cell>
          <table:table-cell office:value-type="string">
            <text:p>3=Heizt gerade,6=Standby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C5</text:p>
          </table:table-cell>
          <table:table-cell office:value-type="string">
            <text:p>01</text:p>
          </table:table-cell>
          <table:table-cell office:value-type="float" office:value="4">
            <text:p>04</text:p>
          </table:table-cell>
          <table:table-cell table:number-columns-repeated="2" office:value-type="string">
            <text:p>?</text:p>
          </table:table-cell>
          <table:table-cell/>
          <table:table-cell office:value-type="string">
            <text:p>Kompressorsperrzeit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2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Zusatzheizung vorhanden</text:p>
          </table:table-cell>
          <table:table-cell office:value-type="string">
            <text:p>4=intern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Zusatzheizung - Bivalenzpunkt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E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Zusatzheizung – Hysterese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E0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1" office:value-type="string">
            <text:p>data1b</text:p>
          </table:table-cell>
          <table:table-cell/>
          <table:table-cell office:value-type="string">
            <text:p>Zusatzheizung – Verzögerung Hysterese 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F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?</text:p>
          </table:table-cell>
          <table:table-cell/>
          <table:table-cell office:value-type="string">
            <text:p>Zusatzheizung – EnergieIntegral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3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Zusatzheizung – Heizung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4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Zusatzheizung – WarmWasser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D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ompressor – Hysterese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C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?</text:p>
          </table:table-cell>
          <table:table-cell/>
          <table:table-cell office:value-type="string">
            <text:p>Kompressor <text:s/>- EnergieIntegral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4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Kompressor – Starts pro Stunde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3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ompressor <text:s/>- max. Rücklauftemperatur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E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Quelle – zul. Spreizung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A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1" office:value-type="string">
            <text:p>data1b</text:p>
          </table:table-cell>
          <table:table-cell/>
          <table:table-cell office:value-type="string">
            <text:p>Quelle – Einfrierschutz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6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</text:p>
          </table:table-cell>
          <table:table-cell table:style-name="ce11" office:value-type="string">
            <text:p>?</text:p>
          </table:table-cell>
          <table:table-cell/>
          <table:table-cell office:value-type="string">
            <text:p>Quelle – Vorlaufzeit Quellenpumpe</text:p>
          </table:table-cell>
          <table:table-cell office:value-type="string">
            <text:p>1Minute = 0x78 2Minuten = 0xF0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11"/>
          <table:table-cell table:number-columns-repeated="1012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9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Ausschaltzeit interne Heizkreispumpe (Minuten)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C8</text:p>
          </table:table-cell>
          <table:table-cell office:value-type="string">
            <text:p>01</text:p>
          </table:table-cell>
          <table:table-cell office:value-type="float" office:value="4">
            <text:p>04</text:p>
          </table:table-cell>
          <table:table-cell office:value-type="string">
            <text:p>1</text:p>
          </table:table-cell>
          <table:table-cell table:style-name="ce11" office:value-type="string">
            <text:p>data1b</text:p>
          </table:table-cell>
          <table:table-cell/>
          <table:table-cell office:value-type="string">
            <text:p>Interne Heizkreispumpe Vorlaufzeit (Sekunden)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B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Kompressorlaufzeit Heizung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C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Kompressorlaufzeit WW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A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Kompressorlaufzeit gesamt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9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Kompressorstarts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1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Zusatzheizung gesamt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2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Zusatzheizung Heizen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3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Zusatzheizung WW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B3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Zusatzheizung Starts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4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Kühlungsvorlaufsollwert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D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table:number-columns-repeated="2" office:value-type="string">
            <text:p>?</text:p>
          </table:table-cell>
          <table:table-cell/>
          <table:table-cell office:value-type="string">
            <text:p>Solepumpenlaufzeit Kühlbetrieb</text:p>
          </table:table-cell>
          <table:table-cell table:number-columns-repeated="1010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66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Servicezeit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13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Entlüftung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7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Code 1</text:p>
          </table:table-cell>
          <table:table-cell office:value-type="string">
            <text:p>Code: 03F8 = 0xF8 0x03</text:p>
          </table:table-cell>
          <table:table-cell table:style-name="Default"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8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table:style-name="Default" office:value-type="string">
            <text:p>Code 2</text:p>
          </table:table-cell>
          <table:table-cell office:value-type="string">
            <text:p>Code: 03F8 = 0xF8 0x03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4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Codes übernehmen</text:p>
          </table:table-cell>
          <table:table-cell office:value-type="string">
            <text:p>0=Nein 1=Ja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B8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Hocheffizenzpumpenstatus</text:p>
          </table:table-cell>
          <table:table-cell office:value-type="string">
            <text:p>0=o.k. 1=error 2=not here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C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ocheffizienzpumpengeschw. %</text:p>
          </table:table-cell>
          <table:table-cell office:value-type="string">
            <text:p>Angabe des PWM-Stauts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AE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Pumpensollwert in% beim Heizen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E3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Bivalenzmodus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Messwerte</text:p>
          </table:table-cell>
          <table:table-cell table:style-name="Default" table:number-columns-repeated="1023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BC</text:p>
          </table:table-cell>
          <table:table-cell office:value-type="string">
            <text:p>00</text:p>
          </table:table-cell>
          <table:table-cell office:value-type="float" office:value="4">
            <text:p>04</text:p>
          </table:table-cell>
          <table:table-cell office:value-type="string">
            <text:p>1,2</text:p>
          </table:table-cell>
          <table:table-cell office:value-type="string">
            <text:p>data2b</text:p>
          </table:table-cell>
          <table:table-cell office:value-type="string">
            <text:p>256</text:p>
          </table:table-cell>
          <table:table-cell office:value-type="string">
            <text:p>Energieertrag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F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office:value-type="string">
            <text:p>Quellentemperatur</text:p>
          </table:table-cell>
          <table:table-cell office:value-type="string">
            <text:p>Byte 1 und 2 Temperatur, Byte3= Status, Status: 0=o.k.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F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integer</text:p>
          </table:table-cell>
          <table:table-cell table:style-name="Default"/>
          <table:table-cell table:style-name="Default" office:value-type="string">
            <text:p>Quellentemperatur Status</text:p>
          </table:table-cell>
          <table:table-cell office:value-type="string">
            <text:p>0=o.k.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8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office:value-type="string">
            <text:p>Austrittstemperatu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08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integer</text:p>
          </table:table-cell>
          <table:table-cell/>
          <table:table-cell office:value-type="string">
            <text:p>AustrittstemperaturStatus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16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table:number-columns-repeated="2" office:value-type="string">
            <text:p>?</text:p>
          </table:table-cell>
          <table:table-cell/>
          <table:table-cell table:style-name="Default" office:value-type="string">
            <text:p>Druck Wärmequelle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19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Status Quellenpumpe I/O</text:p>
          </table:table-cell>
          <table:table-cell table:style-name="Default" office:value-type="string">
            <text:p>1=An</text:p>
          </table:table-cell>
          <table:table-cell table:style-name="Default"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6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Soledruckschalter</text:p>
          </table:table-cell>
          <table:table-cell table:style-name="Default" office:value-type="string">
            <text:p>0=o.k.</text:p>
          </table:table-cell>
          <table:table-cell table:style-name="Default" table:number-columns-repeated="1009"/>
        </table:table-row>
        <table:table-row table:style-name="ro2">
          <table:table-cell table:style-name="ce5" table:number-columns-repeated="2"/>
          <table:table-cell table:number-columns-repeated="11"/>
          <table:table-cell table:style-name="Default" table:number-columns-repeated="1011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4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table:number-columns-repeated="2"/>
          <table:table-cell table:style-name="Default" office:value-type="string">
            <text:p>Hochdruck Kältekreis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4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Hochdruck Kältekreis Status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5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table:number-columns-repeated="2"/>
          <table:table-cell table:style-name="Default" office:value-type="string">
            <text:p>Niederdruck Kältekreis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5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Niederdruck Kältekreis Status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8D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2</text:p>
          </table:table-cell>
          <table:table-cell office:value-type="string">
            <text:p>data2c</text:p>
          </table:table-cell>
          <table:table-cell/>
          <table:table-cell table:style-name="Default" office:value-type="string">
            <text:p>Überhitzung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8E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/>
          <table:table-cell office:value-type="string">
            <text:p>data2c</text:p>
          </table:table-cell>
          <table:table-cell/>
          <table:table-cell table:style-name="Default" office:value-type="string">
            <text:p>Unterkühlung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80">
            <text:p>80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string">
            <text:p>2</text:p>
          </table:table-cell>
          <table:table-cell office:value-type="string">
            <text:p>?</text:p>
          </table:table-cell>
          <table:table-cell/>
          <table:table-cell table:style-name="Default" office:value-type="string">
            <text:p>Energieintegral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2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table:style-name="Default" office:value-type="string">
            <text:p>Kompressortemperatur Eintritt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2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Kompressortemperatur Eintritt Status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4</text:p>
          </table:table-cell>
          <table:table-cell office:value-type="string">
            <text:p>04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table:style-name="Default" office:value-type="string">
            <text:p>Kompressortemperatur Austritt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4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Kompressortemperatur Austritt Status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D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table:style-name="Default" office:value-type="string">
            <text:p>TEV-Eintritt</text:p>
          </table:table-cell>
          <table:table-cell table:style-name="Default"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D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TEV-Eintritt Status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25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Prestostate</text:p>
          </table:table-cell>
          <table:table-cell office:value-type="string">
            <text:p>0=o.k. 1=offen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D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Status kompresseor I/O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5F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Status Zusatzheizung I/O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9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table:style-name="Default" office:value-type="string">
            <text:p>Vorlauftemperatur T6 (intern)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9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Vorlauftemperatur T6 (intern) Status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A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table:style-name="Default" office:value-type="string">
            <text:p>Rücklauftemperatur T5 (intern)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A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Rücklauftemperatur T5 (intern) Status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2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table:style-name="Default" office:value-type="string">
            <text:p>Heizanlagendruck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2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Heizanlagendruck Status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17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table:style-name="Default" office:value-type="string">
            <text:p>Status Heizkreispumpe I/O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1">
            <text:p>01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 table:style-name="ce5"/>
          <table:table-cell table:style-name="Default" office:value-type="string">
            <text:p>Vorlauftemperatur VF1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1">
            <text:p>01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 table:style-name="ce5"/>
          <table:table-cell table:style-name="Default" office:value-type="string">
            <text:p>Vorlauftemperatur VF1 Status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7">
            <text:p>07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 table:style-name="ce5"/>
          <table:table-cell table:style-name="Default" office:value-type="string">
            <text:p>Rücklauftemperatur RF1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7">
            <text:p>07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 table:style-name="ce5"/>
          <table:table-cell table:style-name="Default" office:value-type="string">
            <text:p>Rücklauftemperatur RF1Status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3">
            <text:p>03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office:value-type="string">
            <text:p>Vorlauftemperatur VF2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3">
            <text:p>03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office:value-type="string">
            <text:p>Vorlauftemperatur VF2 Status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E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?</text:p>
          </table:table-cell>
          <table:table-cell/>
          <table:table-cell office:value-type="string">
            <text:p>Mischerstatus</text:p>
          </table:table-cell>
          <table:table-cell office:value-type="string">
            <text:p>-100 bis +100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18">
            <text:p>18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Pumpenstatus</text:p>
          </table:table-cell>
          <table:table-cell table:number-columns-repeated="1010"/>
        </table:table-row>
        <table:table-row table:style-name="ro2">
          <table:table-cell/>
          <table:table-cell table:style-name="ce5"/>
          <table:table-cell table:number-columns-repeated="5"/>
          <table:table-cell table:style-name="ce4"/>
          <table:table-cell table:number-columns-repeated="5"/>
          <table:table-cell table:style-name="Default" table:number-columns-repeated="2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0">
            <text:p>00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/>
          <table:table-cell office:value-type="string">
            <text:p>Speichertemperatu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0">
            <text:p>00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/>
          <table:table-cell office:value-type="string">
            <text:p>Speichertemperatur Status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Status Zirkulationspumpe I/O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10">
            <text:p>10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Umschaltventil Heizen/WW</text:p>
          </table:table-cell>
          <table:table-cell office:value-type="string">
            <text:p>0=Heizen 1=WW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0B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Status 1x ZP-Eingang</text:p>
          </table:table-cell>
          <table:table-cell table:number-columns-repeated="1010"/>
        </table:table-row>
        <table:table-row table:style-name="ro2">
          <table:table-cell/>
          <table:table-cell table:style-name="ce5"/>
          <table:table-cell table:number-columns-repeated="5"/>
          <table:table-cell table:style-name="ce4"/>
          <table:table-cell table:number-columns-repeated="1016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11">
            <text:p>11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Stromunterbrechung </text:p>
          </table:table-cell>
          <table:table-cell office:value-type="string">
            <text:p>Ja/Nein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88">
            <text:p>88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Phasen Status</text:p>
          </table:table-cell>
          <table:table-cell office:value-type="string">
            <text:p>on;on;on = 0x07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57">
            <text:p>57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Drehfeldstatus</text:p>
          </table:table-cell>
          <table:table-cell office:value-type="string">
            <text:p>o.k. = 0x07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string">
            <text:p>3F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Anlaufstrombegrenzer</text:p>
          </table:table-cell>
          <table:table-cell table:number-columns-repeated="1010"/>
        </table:table-row>
        <table:table-row table:style-name="ro2">
          <table:table-cell/>
          <table:table-cell table:style-name="ce5"/>
          <table:table-cell table:number-columns-repeated="5"/>
          <table:table-cell table:style-name="ce4"/>
          <table:table-cell table:style-name="ce12"/>
          <table:table-cell table:style-name="ce7"/>
          <table:table-cell table:style-name="ce12"/>
          <table:table-cell table:style-name="ce16"/>
          <table:table-cell table:style-name="ce12"/>
          <table:table-cell table:number-columns-repeated="1011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6">
            <text:p>06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1,2</text:p>
          </table:table-cell>
          <table:table-cell office:value-type="string">
            <text:p>data2c</text:p>
          </table:table-cell>
          <table:table-cell table:style-name="ce12"/>
          <table:table-cell office:value-type="string">
            <text:p>Aussentemperatu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 table:style-name="ce5"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table:style-name="ce4" office:value-type="float" office:value="6">
            <text:p>06</text:p>
          </table:table-cell>
          <table:table-cell office:value-type="string">
            <text:p>00</text:p>
          </table:table-cell>
          <table:table-cell office:value-type="float" office:value="3">
            <text:p>03</text:p>
          </table:table-cell>
          <table:table-cell office:value-type="string">
            <text:p>3</text:p>
          </table:table-cell>
          <table:table-cell office:value-type="string">
            <text:p>integer</text:p>
          </table:table-cell>
          <table:table-cell table:style-name="ce12"/>
          <table:table-cell office:value-type="string">
            <text:p>Aussentemperatur Status</text:p>
          </table:table-cell>
          <table:table-cell table:number-columns-repeated="1010"/>
        </table:table-row>
        <table:table-row table:style-name="ro2">
          <table:table-cell table:style-name="ce7" table:number-columns-repeated="6"/>
          <table:table-cell table:style-name="ce12"/>
          <table:table-cell table:style-name="ce4"/>
          <table:table-cell table:style-name="ce12"/>
          <table:table-cell table:style-name="ce7"/>
          <table:table-cell table:style-name="ce12"/>
          <table:table-cell table:style-name="ce16"/>
          <table:table-cell table:style-name="ce12"/>
          <table:table-cell table:number-columns-repeated="1011"/>
        </table:table-row>
        <table:table-row table:style-name="ro2">
          <table:table-cell table:style-name="ce8" office:value-type="string">
            <text:p>Kalibrierung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3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– Aussentemperatur</text:p>
          </table:table-cell>
          <table:table-cell office:value-type="string">
            <text:p>1/16 Auflösung = 0,1875</text:p>
          </table:table-cell>
          <table:table-cell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D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- Quelle Eintritt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9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- Quelle Austritt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4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– WW-Speicher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A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– Vorlauf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B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– Rücklauf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- Vorlauf VF2</text:p>
          </table:table-cell>
          <table:table-cell table:number-columns-repeated="1010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6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- Kompressor Eintritt</text:p>
          </table:table-cell>
          <table:table-cell/>
          <table:table-cell table:style-name="Default" table:number-columns-repeated="1009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C7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- Kompressor Austritt</text:p>
          </table:table-cell>
          <table:table-cell/>
          <table:table-cell table:style-name="ce18"/>
          <table:table-cell table:style-name="Default"/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34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– Puffer RL</text:p>
          </table:table-cell>
          <table:table-cell/>
          <table:table-cell table:style-name="ce18"/>
          <table:table-cell table:style-name="Default"/>
          <table:table-cell table:number-columns-repeated="1007"/>
        </table:table-row>
        <table:table-row table:style-name="ro2">
          <table:table-cell office:value-type="string">
            <text:p>g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D</text:p>
          </table:table-cell>
          <table:table-cell office:value-type="string">
            <text:p>33</text:p>
          </table:table-cell>
          <table:table-cell office:value-type="string">
            <text:p>01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data2c</text:p>
          </table:table-cell>
          <table:table-cell/>
          <table:table-cell office:value-type="string">
            <text:p>Kalibrierung – Puffer VL</text:p>
          </table:table-cell>
          <table:table-cell table:number-columns-repeated="1010"/>
        </table:table-row>
        <table:table-row table:style-name="ro2">
          <table:table-cell/>
          <table:table-cell table:style-name="ce7" table:number-columns-repeated="5"/>
          <table:table-cell table:style-name="ce12" table:number-columns-repeated="3"/>
          <table:table-cell table:style-name="ce7"/>
          <table:table-cell table:style-name="ce12"/>
          <table:table-cell table:style-name="ce16"/>
          <table:table-cell table:style-name="ce12"/>
          <table:table-cell table:number-columns-repeated="1011"/>
        </table:table-row>
        <table:table-row table:style-name="ro2">
          <table:table-cell table:style-name="ce1" office:value-type="string">
            <text:p>Heizkreis2</text:p>
          </table:table-cell>
          <table:table-cell table:style-name="ce7" table:number-columns-repeated="5"/>
          <table:table-cell table:style-name="ce12" table:number-columns-repeated="3"/>
          <table:table-cell table:style-name="ce7"/>
          <table:table-cell table:style-name="ce12"/>
          <table:table-cell table:style-name="ce16"/>
          <table:table-cell table:style-name="ce12"/>
          <table:table-cell table:number-columns-repeated="1011"/>
        </table:table-row>
        <table:table-row table:style-name="ro3">
          <table:table-cell office:value-type="string">
            <text:p>get</text:p>
          </table:table-cell>
          <table:table-cell table:style-name="Default"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2B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Heizkreis - Betriebsar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Default"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3C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integer</text:p>
          </table:table-cell>
          <table:table-cell/>
          <table:table-cell table:style-name="ce20" office:value-type="string">
            <text:p>Heizkreis - Kreis Typ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Default"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32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data1b</text:p>
          </table:table-cell>
          <table:table-cell/>
          <table:table-cell table:style-name="ce20" office:value-type="string">
            <text:p>Heizkreis – Raumsolltemperatu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Default"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data1b</text:p>
          </table:table-cell>
          <table:table-cell/>
          <table:table-cell office:value-type="string">
            <text:p>Heizkreis – Absenktemperatu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Default"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D</text:p>
          </table:table-cell>
          <table:table-cell office:value-type="string">
            <text:p>35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table:style-name="ce11" office:value-type="string">
            <text:p>?</text:p>
          </table:table-cell>
          <table:table-cell/>
          <table:table-cell office:value-type="string">
            <text:p>Heizkreis – Heizkurve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Default"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36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data1b</text:p>
          </table:table-cell>
          <table:table-cell/>
          <table:table-cell office:value-type="string">
            <text:p>Heizkreis – Aussentemperatur Abschaltgrenze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Default"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30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data1b</text:p>
          </table:table-cell>
          <table:table-cell/>
          <table:table-cell office:value-type="string">
            <text:p>Heizkreis - minimale Vorlauftemperatu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Default"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31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data1b</text:p>
          </table:table-cell>
          <table:table-cell/>
          <table:table-cell office:value-type="string">
            <text:p>Heizkreis - maximale Vorlauftemperatu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Default"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38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Heizkreis - max. Voraufheizung in Stunden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 table:style-name="Default"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3B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integer</text:p>
          </table:table-cell>
          <table:table-cell/>
          <table:table-cell office:value-type="string">
            <text:p>Heizkreis Estrichtrocknung Tag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7B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 office:value-type="string">
            <text:p>0.5</text:p>
          </table:table-cell>
          <table:table-cell office:value-type="string">
            <text:p>Fußbodenschutz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C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Kühlbetrieb</text:p>
          </table:table-cell>
          <table:table-cell office:value-type="string">
            <text:p>1=An 2=Aus 3=Auto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6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Kühlbetrieb supported/ für freigegeben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8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2c</text:p>
          </table:table-cell>
          <table:table-cell/>
          <table:table-cell office:value-type="string">
            <text:p>Außentemperatur mittel 24h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7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c</text:p>
          </table:table-cell>
          <table:table-cell/>
          <table:table-cell office:value-type="string">
            <text:p>Kühlung Offset AT-Abschaltgrenze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4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Sperrzeit Kuehlung &gt; Heizung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5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Sperrzeit Heizung &gt; Kühlung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B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c</text:p>
          </table:table-cell>
          <table:table-cell/>
          <table:table-cell office:value-type="string">
            <text:p>min Diff VL / R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5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Kühlen im Ferienbetrieb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97</text:p>
          </table:table-cell>
          <table:table-cell office:value-type="string">
            <text:p>01</text:p>
          </table:table-cell>
          <table:table-cell office:value-type="float" office:value="4">
            <text:p>04</text:p>
          </table:table-cell>
          <table:table-cell table:number-columns-repeated="2" office:value-type="string">
            <text:p>?</text:p>
          </table:table-cell>
          <table:table-cell/>
          <table:table-cell office:value-type="string">
            <text:p>Statusbit Kühlfunktion</text:p>
          </table:table-cell>
          <table:table-cell office:value-type="string">
            <text:p>0x51 0x00 <text:s/>0x08 0x00 = Statusbit 81 (data1b) 0x51 0x00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83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HK spezifische Kühlanforderung?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B9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Status Heizkreispumpe</text:p>
          </table:table-cell>
          <table:table-cell office:value-type="string">
            <text:p>0=o.k. 1=error 2=not here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BA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akt. PWM-Wert Heizkreizpumpe</text:p>
          </table:table-cell>
          <table:table-cell office:value-type="string">
            <text:p>%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BF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kreispumpe bei Pufferladung</text:p>
          </table:table-cell>
          <table:table-cell office:value-type="string">
            <text:p>%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C0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kreispumpe Standardwert</text:p>
          </table:table-cell>
          <table:table-cell office:value-type="string">
            <text:p>%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</text:p>
          </table:table-cell>
          <table:table-cell office:value-type="string">
            <text:p>E1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string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kreispumpe in Pausen</text:p>
          </table:table-cell>
          <table:table-cell office:value-type="string">
            <text:p>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WW-Kreis</text:p>
          </table:table-cell>
          <table:table-cell table:number-columns-repeated="1023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3B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WW – Betriebsmodus</text:p>
          </table:table-cell>
          <table:table-cell office:value-type="string">
            <text:p>01=Ein 02=Aus 03=Auto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82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office:value-type="string">
            <text:p>data2c</text:p>
          </table:table-cell>
          <table:table-cell/>
          <table:table-cell office:value-type="string">
            <text:p>WW – Solltemperatu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83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office:value-type="string">
            <text:p>data2c</text:p>
          </table:table-cell>
          <table:table-cell/>
          <table:table-cell office:value-type="string">
            <text:p>WW – Min. Temperatur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40</text:p>
          </table:table-cell>
          <table:table-cell office:value-type="string">
            <text:p>00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WW – Legionellenschutz</text:p>
          </table:table-cell>
          <table:table-cell office:value-type="string">
            <text:p>00=Aus 01=An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7C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WW – Legionellenschutz Wochentag</text:p>
          </table:table-cell>
          <table:table-cell office:value-type="string">
            <text:p>00=Mo 01=Di 02=Mi 03=Do ... 07=AUS</text:p>
          </table:table-cell>
          <table:table-cell table:number-columns-repeated="1009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float" office:value="67">
            <text:p>67</text:p>
          </table:table-cell>
          <table:table-cell office:value-type="string">
            <text:p>00</text:p>
          </table:table-cell>
          <table:table-cell office:value-type="float" office:value="2">
            <text:p>02</text:p>
          </table:table-cell>
          <table:table-cell office:value-type="float" office:value="1.2">
            <text:p>1,2</text:p>
          </table:table-cell>
          <table:table-cell office:value-type="string">
            <text:p>data2b</text:p>
          </table:table-cell>
          <table:table-cell/>
          <table:table-cell office:value-type="string">
            <text:p>WW – Legionellenschutz Startzeit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C1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WW – Pumpe layered tank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C2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WW – Pumpe coiled tank</text:p>
          </table:table-cell>
          <table:table-cell table:number-columns-repeated="1010"/>
        </table:table-row>
        <table:table-row table:style-name="ro3">
          <table:table-cell office:value-type="string">
            <text:p>g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CD</text:p>
          </table:table-cell>
          <table:table-cell office:value-type="string">
            <text:p>01</text:p>
          </table:table-cell>
          <table:table-cell office:value-type="float" office:value="1">
            <text:p>01</text:p>
          </table:table-cell>
          <table:table-cell office:value-type="float" office:value="1">
            <text:p>1</text:p>
          </table:table-cell>
          <table:table-cell office:value-type="string">
            <text:p>integer</text:p>
          </table:table-cell>
          <table:table-cell/>
          <table:table-cell office:value-type="string">
            <text:p>WW – Speicher = coiled</text:p>
          </table:table-cell>
          <table:table-cell office:value-type="string">
            <text:p>1=coiled 1=0ayered</text:p>
          </table:table-cell>
          <table:table-cell table:number-columns-repeated="1009"/>
        </table:table-row>
        <table:table-row table:style-name="ro3" table:number-rows-repeated="653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3.01.2013</text:date>, <text:time>21:30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ko Hirsch</meta:initial-creator>
    <meta:creation-date>2012-11-27T13:02:48</meta:creation-date>
    <dc:date>2013-01-03T21:30:03</dc:date>
    <dc:creator>Mirko Hirsch</dc:creator>
    <meta:editing-duration>PT15H43M24S</meta:editing-duration>
    <meta:editing-cycles>25</meta:editing-cycles>
    <meta:generator>OpenOffice.org/3.4.1$Unix OpenOffice.org_project/341m1$Build-9593</meta:generator>
    <meta:document-statistic meta:table-count="3" meta:cell-count="2196" meta:object-count="0"/>
  </office:meta>
</office:document-meta>
</file>